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3.8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4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1012" table:default-cell-style-name="ce8"/>
        <table:table-row table:style-name="ro1"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atasheet</text:p>
          </table:table-cell>
          <table:table-cell table:style-name="ce7" office:value-type="string" calcext:value-type="string">
            <text:p>Manufacture</text:p>
          </table:table-cell>
          <table:table-cell table:style-name="ce7" office:value-type="string" calcext:value-type="string">
            <text:p>Quantity – 1× PCB</text:p>
          </table:table-cell>
          <table:table-cell table:style-name="ce7" office:value-type="string" calcext:value-type="string">
            <text:p>Quantity – 3× PCB</text:p>
          </table:table-cell>
          <table:table-cell table:style-name="ce7" office:value-type="string" calcext:value-type="string">
            <text:p>greater than/less than symbol</text:p>
          </table:table-cell>
          <table:table-cell table:style-name="ce7" office:value-type="string" calcext:value-type="string">
            <text:p>My supplies</text:p>
          </table:table-cell>
          <table:table-cell table:style-name="ce7" office:value-type="string" calcext:value-type="string">
            <text:p>E-shop</text:p>
          </table:table-cell>
          <table:table-cell table:style-name="ce7" office:value-type="string" calcext:value-type="string">
            <text:p>Quantity – purchase</text:p>
          </table:table-cell>
          <table:table-cell table:style-name="ce7" office:value-type="string" calcext:value-type="string">
            <text:p>Web pag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&gt; <text:s/>C2, C3, C6, C10, 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]*[.$B$62]"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c1206c104j5rac/kondenzatory-mlcc-smd-1206/kemet/c1206c104j5ractu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C7, C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]*[.$B$62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cc1206krx7r9103/kondenzatory-mlcc-smd-1206/yageo/cc1206krx7r9bb103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C1, C4, C5, C12, C13, 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5]*[.$B$62]"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1206b105k500ct/kondenzatory-mlcc-smd-1206/walsin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C14</text:p>
          </table:table-cell>
          <table:table-cell office:value-type="string" calcext:value-type="string">
            <text:p>1,2n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6]*[.$B$62]"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multicomp/mc1206b122k500ct/cap-1200pf-50v-10-x7r-1206/dp/1759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D4-D6, D12</text:p>
          </table:table-cell>
          <table:table-cell office:value-type="string" calcext:value-type="string">
            <text:p>DS9503_us</text:p>
          </table:table-cell>
          <table:table-cell office:value-type="string" calcext:value-type="string">
            <text:p>package_tsoc_rl:tsoc_6</text:p>
          </table:table-cell>
          <table:table-cell office:value-type="string" calcext:value-type="string">
            <text:p>https://datasheets.maximintegrated.com/en/ds/DS9503.pdf</text:p>
          </table:table-cell>
          <table:table-cell office:value-type="string" calcext:value-type="string">
            <text:p>Maxim Integrated</text:p>
          </table:table-cell>
          <table:table-cell office:value-type="float" office:value="4" calcext:value-type="float">
            <text:p>4</text:p>
          </table:table-cell>
          <table:table-cell table:formula="of:=[.F7]*[.$B$62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SMDA05CDR2G</text:p>
          </table:table-cell>
          <table:table-cell office:value-type="string" calcext:value-type="string">
            <text:p>package_soic_rl:soic_8_3.9mmx4.9mm</text:p>
          </table:table-cell>
          <table:table-cell office:value-type="string" calcext:value-type="string">
            <text:p>https://www.onsemi.com/pdf/datasheet/smda05c-d.pdf</text:p>
          </table:table-cell>
          <table:table-cell office:value-type="string" calcext:value-type="string">
            <text:p>Semtech</text:p>
          </table:table-cell>
          <table:table-cell office:value-type="float" office:value="1" calcext:value-type="float">
            <text:p>1</text:p>
          </table:table-cell>
          <table:table-cell table:formula="of:=[.F8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z.farnell.com/webapp/wcs/stores/servlet/ProductDisplay?urlLangId=420&amp;catalogId=10001&amp;partNumber=1961710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D1-D3, D8-D10, D14, D15</text:p>
          </table:table-cell>
          <table:table-cell office:value-type="string" calcext:value-type="string">
            <text:p>UCLAMP0501H.TCT</text:p>
          </table:table-cell>
          <table:table-cell office:value-type="string" calcext:value-type="string">
            <text:p>package_sod_rl:sod_523</text:p>
          </table:table-cell>
          <table:table-cell office:value-type="string" calcext:value-type="string">
            <text:p>https://www.onsemi.com/pdf/datasheet/smda05c-d.pdf</text:p>
          </table:table-cell>
          <table:table-cell office:value-type="string" calcext:value-type="string">
            <text:p>Semtech</text:p>
          </table:table-cell>
          <table:table-cell office:value-type="float" office:value="8" calcext:value-type="float">
            <text:p>8</text:p>
          </table:table-cell>
          <table:table-cell table:formula="of:=[.F9]*[.$B$62]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tme.eu/cz/details/uclamp0501h.tct/transil-diody-jednosmerne-smd/semtech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ESD3B5V0WS</text:p>
          </table:table-cell>
          <table:table-cell office:value-type="string" calcext:value-type="string">
            <text:p>package_sod_rl:sod_323</text:p>
          </table:table-cell>
          <table:table-cell office:value-type="string" calcext:value-type="string">
            <text:p>https://diotec.com/tl_files/diotec/files/pdf/datasheets/esd3b5v0ws.pdf</text:p>
          </table:table-cell>
          <table:table-cell office:value-type="string" calcext:value-type="string">
            <text:p>Diotec Semiconductor</text:p>
          </table:table-cell>
          <table:table-cell office:value-type="float" office:value="1" calcext:value-type="float">
            <text:p>1</text:p>
          </table:table-cell>
          <table:table-cell table:formula="of:=[.F10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esd3b5v0ws-dio/transil-diody-obousmerne-smd/diotec-semiconductor/esd3b5v0ws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13</text:p>
          </table:table-cell>
          <table:table-cell office:value-type="string" calcext:value-type="string">
            <text:p>OSB5S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http://www.optosupply.com/uppic/202025559760.pdf</text:p>
          </table:table-cell>
          <table:table-cell office:value-type="string" calcext:value-type="string">
            <text:p>Optosupply</text:p>
          </table:table-cell>
          <table:table-cell office:value-type="float" office:value="1" calcext:value-type="float">
            <text:p>1</text:p>
          </table:table-cell>
          <table:table-cell table:formula="of:=[.F11]*[.$B$62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b5saa6a1a/led-diody-tht-10mm/optosupply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16</text:p>
          </table:table-cell>
          <table:table-cell office:value-type="string" calcext:value-type="string">
            <text:p>OSO5P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http://www.optosupply.com/uppic/202025397410.pdf</text:p>
          </table:table-cell>
          <table:table-cell office:value-type="string" calcext:value-type="string">
            <text:p>Optosupply</text:p>
          </table:table-cell>
          <table:table-cell office:value-type="float" office:value="1" calcext:value-type="float">
            <text:p>1</text:p>
          </table:table-cell>
          <table:table-cell table:formula="of:=[.F12]*[.$B$62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o5paa6a1a/led-diody-tht-10mm/optosupply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17</text:p>
          </table:table-cell>
          <table:table-cell office:value-type="string" calcext:value-type="string">
            <text:p>ESD16VHYFHT116</text:p>
          </table:table-cell>
          <table:table-cell office:value-type="string" calcext:value-type="string">
            <text:p>package_sot_rl:sot_23</text:p>
          </table:table-cell>
          <table:table-cell office:value-type="string" calcext:value-type="string">
            <text:p>http://www.onsemi.com/pub_link/Collateral/NUP2105L-D.PDF</text:p>
          </table:table-cell>
          <table:table-cell office:value-type="string" calcext:value-type="string">
            <text:p>ROHM Semiconductor</text:p>
          </table:table-cell>
          <table:table-cell office:value-type="float" office:value="1" calcext:value-type="float">
            <text:p>1</text:p>
          </table:table-cell>
          <table:table-cell table:formula="of:=[.F13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webapp/wcs/stores/servlet/ProductDisplay?urlLangId=420&amp;catalogId=10001&amp;partNumber=3757496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18</text:p>
          </table:table-cell>
          <table:table-cell office:value-type="string" calcext:value-type="string">
            <text:p>OSR5P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http://www.optosupply.com/uppic/202025828184.pdf</text:p>
          </table:table-cell>
          <table:table-cell office:value-type="string" calcext:value-type="string">
            <text:p>Optosupply</text:p>
          </table:table-cell>
          <table:table-cell office:value-type="float" office:value="1" calcext:value-type="float">
            <text:p>1</text:p>
          </table:table-cell>
          <table:table-cell table:formula="of:=[.F14]*[.$B$62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r5paa6a1a/led-diody-tht-10mm/optosupply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20</text:p>
          </table:table-cell>
          <table:table-cell office:value-type="string" calcext:value-type="string">
            <text:p>LL-503VC1E-4C</text:p>
          </table:table-cell>
          <table:table-cell office:value-type="string" calcext:value-type="string">
            <text:p>led_tht_rl:led_d5mm_2.54mm</text:p>
          </table:table-cell>
          <table:table-cell office:value-type="string" calcext:value-type="string">
            <text:p>https://www.luckylight.cn/media/component/data-sheet/503VC1E-4C.pdf</text:p>
          </table:table-cell>
          <table:table-cell office:value-type="string" calcext:value-type="string">
            <text:p>LuckyLight</text:p>
          </table:table-cell>
          <table:table-cell office:value-type="float" office:value="1" calcext:value-type="float">
            <text:p>1</text:p>
          </table:table-cell>
          <table:table-cell table:formula="of:=[.F15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ll-503vc1e-4c/led-diody-tht-5mm/luckylight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D22</text:p>
          </table:table-cell>
          <table:table-cell office:value-type="string" calcext:value-type="string">
            <text:p>SMCJ5.0CA-13-F</text:p>
          </table:table-cell>
          <table:table-cell office:value-type="string" calcext:value-type="string">
            <text:p>diode_smd_rl:smc</text:p>
          </table:table-cell>
          <table:table-cell office:value-type="string" calcext:value-type="string">
            <text:p>https://www.diodes.com/assets/Datasheets/ds19003.pdf</text:p>
          </table:table-cell>
          <table:table-cell office:value-type="string" calcext:value-type="string">
            <text:p>Diodes Incorporated</text:p>
          </table:table-cell>
          <table:table-cell office:value-type="float" office:value="1" calcext:value-type="float">
            <text:p>1</text:p>
          </table:table-cell>
          <table:table-cell table:formula="of:=[.F16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tme.eu/cz/details/smcj5.0ca-13-f/transil-diody-obousmerne-smd/diodes-incorporated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J1, J4</text:p>
          </table:table-cell>
          <table:table-cell office:value-type="string" calcext:value-type="string">
            <text:p>2x1x4_idc_lsa</text:p>
          </table:table-cell>
          <table:table-cell office:value-type="string" calcext:value-type="string">
            <text:p>connector_rl:1x4_idc_lsa_connector_general</text:p>
          </table:table-cell>
          <table:table-cell office:value-type="string" calcext:value-type="string">
            <text:p>https://www.solarix.cz/product.jsp?artno=13180087&amp;highlight=krj45-veb5</text:p>
          </table:table-cell>
          <table:table-cell office:value-type="string" calcext:value-type="string">
            <text:p>Solarix</text:p>
          </table:table-cell>
          <table:table-cell office:value-type="float" office:value="2" calcext:value-type="float">
            <text:p>2</text:p>
          </table:table-cell>
          <table:table-cell table:formula="of:=[.F17]*[.$B$62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mironet.cz/solarix-spojovaci-box-cat5e-utp+dp429990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J2</text:p>
          </table:table-cell>
          <table:table-cell table:style-name="ce10" office:value-type="string" calcext:value-type="string">
            <text:p>DG301-5.0-3P12</text:p>
          </table:table-cell>
          <table:table-cell office:value-type="string" calcext:value-type="string">
            <text:p>terminal_block_tht_rl:DG301-5.0-03P-12-00A(H)</text:p>
          </table:table-cell>
          <table:table-cell office:value-type="string" calcext:value-type="string">
            <text:p>https://cstest.degson.com/content/details_552_2491795.html?lang=cs</text:p>
          </table:table-cell>
          <table:table-cell office:value-type="string" calcext:value-type="string">
            <text:p>Degson Electronics</text:p>
          </table:table-cell>
          <table:table-cell office:value-type="float" office:value="1" calcext:value-type="float">
            <text:p>1</text:p>
          </table:table-cell>
          <table:table-cell table:formula="of:=[.F18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dg301-5.0-3p12/svorkovnice-do-plosnych-spoju/degson-electronics/dg301-5-0-03p-12-00a-h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54601-908WPLF</text:p>
          </table:table-cell>
          <table:table-cell office:value-type="string" calcext:value-type="string">
            <text:p>connector_rl:rj45_54601-908WPLF</text:p>
          </table:table-cell>
          <table:table-cell office:value-type="string" calcext:value-type="string">
            <text:p>https://www.amphenol-icc.com/modular-jack-54601908wplf.html</text:p>
          </table:table-cell>
          <table:table-cell office:value-type="string" calcext:value-type="string">
            <text:p>Amphenol Communications Solutions</text:p>
          </table:table-cell>
          <table:table-cell office:value-type="float" office:value="1" calcext:value-type="float">
            <text:p>1</text:p>
          </table:table-cell>
          <table:table-cell table:formula="of:=[.F19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54601-908wplf/konektory-rj/amphenol-communications-solutions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DG390-5.0-02P-12-00A(H)</text:p>
          </table:table-cell>
          <table:table-cell office:value-type="string" calcext:value-type="string">
            <text:p>terminal_block_tht_rl:DG390-5.0-02P-12-00A(H)</text:p>
          </table:table-cell>
          <table:table-cell office:value-type="string" calcext:value-type="string">
            <text:p>https://cstest.degson.com/content/details_552_2491356.html?lang=cs</text:p>
          </table:table-cell>
          <table:table-cell office:value-type="string" calcext:value-type="string">
            <text:p>Degson Electronics</text:p>
          </table:table-cell>
          <table:table-cell office:value-type="float" office:value="1" calcext:value-type="float">
            <text:p>1</text:p>
          </table:table-cell>
          <table:table-cell table:formula="of:=[.F20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me.eu/cz/details/dg390-5.0-2p12/svorkovnice-do-plosnych-spoju/degson-electronics/dg390-5-0-02p-12-00a-h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DG301-5.0-02P-12-00A(H)</text:p>
          </table:table-cell>
          <table:table-cell office:value-type="string" calcext:value-type="string">
            <text:p>terminal_block_tht_rl:DG301-5.0-02P-12-00A(H)</text:p>
          </table:table-cell>
          <table:table-cell office:value-type="string" calcext:value-type="string">
            <text:p>https://cstest.degson.com/content/details_552_2491796.html?lang=cs</text:p>
          </table:table-cell>
          <table:table-cell office:value-type="string" calcext:value-type="string">
            <text:p>Degson Electronics</text:p>
          </table:table-cell>
          <table:table-cell office:value-type="float" office:value="1" calcext:value-type="float">
            <text:p>1</text:p>
          </table:table-cell>
          <table:table-cell table:formula="of:=[.F21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dg301-5.0-2p12/svorkovnice-do-plosnych-spoju/degson-electronics/dg301-5-0-02p-12-00a-h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470R/1A</text:p>
          </table:table-cell>
          <table:table-cell office:value-type="string" calcext:value-type="string">
            <text:p>inductor_smd_rl:ferrite_bead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2]*[.$B$62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webapp/wcs/stores/servlet/ProductDisplay?urlLangId=420&amp;catalogId=10001&amp;partNumber=2871333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P1</text:p>
          </table:table-cell>
          <table:table-cell office:value-type="string" calcext:value-type="string">
            <text:p>1x4_pin_socket</text:p>
          </table:table-cell>
          <table:table-cell office:value-type="string" calcext:value-type="string">
            <text:p>connector_tht_pinsocket_2.54mm_rl:1x4_pinsocket_2.54mm_vertical_2.5x8.4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3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gme.cz/dutinkova-lista-bl804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P2-P11</text:p>
          </table:table-cell>
          <table:table-cell office:value-type="string" calcext:value-type="string">
            <text:p>1x2_pin_header</text:p>
          </table:table-cell>
          <table:table-cell office:value-type="string" calcext:value-type="string">
            <text:p>connector_tht_pinheader_2.54mm_rl:1x2_pinheader_2.54mm_vertic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24]*[.$B$62]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12-P15</text:p>
          </table:table-cell>
          <table:table-cell office:value-type="string" calcext:value-type="string">
            <text:p>1x3_pin_header</text:p>
          </table:table-cell>
          <table:table-cell office:value-type="string" calcext:value-type="string">
            <text:p>connector_tht_pinheader_2.54mm_rl:1x3_pinheader_2.54mm_vertic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5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Q1-Q3</text:p>
          </table:table-cell>
          <table:table-cell office:value-type="string" calcext:value-type="string">
            <text:p>BSS138P</text:p>
          </table:table-cell>
          <table:table-cell office:value-type="string" calcext:value-type="string">
            <text:p>package_sot_rl:sot_323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6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bss138pw.115/tranzistory-s-kanalem-n-smd/nexperia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Q6</text:p>
          </table:table-cell>
          <table:table-cell office:value-type="string" calcext:value-type="string">
            <text:p>YJL3415A</text:p>
          </table:table-cell>
          <table:table-cell office:value-type="string" calcext:value-type="string">
            <text:p>package_sot_rl:sot_23</text:p>
          </table:table-cell>
          <table:table-cell office:value-type="string" calcext:value-type="string">
            <text:p>https://www.21yangjie.com/style/pdf/low-voltage-mosfet/YJL3415A.pdf</text:p>
          </table:table-cell>
          <table:table-cell office:value-type="string" calcext:value-type="string">
            <text:p>Yangjie Techology</text:p>
          </table:table-cell>
          <table:table-cell office:value-type="float" office:value="1" calcext:value-type="float">
            <text:p>1</text:p>
          </table:table-cell>
          <table:table-cell table:formula="of:=[.F27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yjl3415a-yan/tranzistory-s-kanalem-p-smd/yangjie-technology/yjl3415a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1-R4, R37</text:p>
          </table:table-cell>
          <table:table-cell office:value-type="string" calcext:value-type="string">
            <text:p>10R/0.5W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8]*[.$B$62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hp06-10r1%25/rezistory-smd-1206/royal-ohm/hp06w2f100jt5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5, R6, R27, R28, R3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9]*[.$B$62]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39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11, R18</text:p>
          </table:table-cell>
          <table:table-cell office:value-type="string" calcext:value-type="string">
            <text:p>100R/12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0]*[.$B$62]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0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1]*[.$B$62]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447454&amp;langId=420&amp;storeId=10156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12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2]*[.$B$62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21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8, R15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3]*[.$B$62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447464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17, R19</text:p>
          </table:table-cell>
          <table:table-cell office:value-type="string" calcext:value-type="string">
            <text:p>390R/600R (210R+390R)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4]*[.$B$62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39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35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34&amp;langId=420&amp;storeId=10156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21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36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3496178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7, R14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7]*[.$B$62]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17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23, 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8]*[.$B$6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wr12x1003ftl/rezistory-smd-1206/walsin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24</text:p>
          </table:table-cell>
          <table:table-cell office:value-type="string" calcext:value-type="string">
            <text:p>3k16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9]*[.$B$6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3496231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25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0]*[.$B$6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1100230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26</text:p>
          </table:table-cell>
          <table:table-cell table:style-name="ce11" office:value-type="string" calcext:value-type="string">
            <text:p>20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1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smd1206-200r/rezistory-smd-1206/royal-ohm/1206s4j0201t5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trimmer_tht_rl:trimmer_t93y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2]*[.$B$6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tme.eu/cz/details/t93yb200k/potenciometry-viceotackove-tht-3-8-palce/vishay/t93yb204kt20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30</text:p>
          </table:table-cell>
          <table:table-cell office:value-type="string" calcext:value-type="string">
            <text:p>5K36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3]*[.$B$62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307756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R32</text:p>
          </table:table-cell>
          <table:table-cell table:style-name="ce11" office:value-type="string" calcext:value-type="string">
            <text:p>47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4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wr12x4700ftl/rezistory-smd-1206/walsin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<text:s/>R33-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5]*[.$B$62]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cz.farnell.com/webapp/wcs/stores/servlet/ProductDisplay?urlLangId=420&amp;catalogId=10001&amp;partNumber=2447473&amp;langId=420&amp;storeId=10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PCA9615</text:p>
          </table:table-cell>
          <table:table-cell office:value-type="string" calcext:value-type="string">
            <text:p>package_tssop_rl:tssop10</text:p>
          </table:table-cell>
          <table:table-cell office:value-type="string" calcext:value-type="string">
            <text:p>https://www.nxp.com/docs/en/data-sheet/PCA9615.pdf</text:p>
          </table:table-cell>
          <table:table-cell office:value-type="string" calcext:value-type="string">
            <text:p>NXP Semiconductors</text:p>
          </table:table-cell>
          <table:table-cell office:value-type="float" office:value="1" calcext:value-type="float">
            <text:p>1</text:p>
          </table:table-cell>
          <table:table-cell table:formula="of:=[.F46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m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AP2210N-3.3TRG1</text:p>
          </table:table-cell>
          <table:table-cell office:value-type="string" calcext:value-type="string">
            <text:p>package_sot_rl:sot_23_3</text:p>
          </table:table-cell>
          <table:table-cell office:value-type="string" calcext:value-type="string">
            <text:p>https://www.torexsemi.com/file/xc6206/XC6206.pdf</text:p>
          </table:table-cell>
          <table:table-cell office:value-type="string" calcext:value-type="string">
            <text:p>NXP Semiconductors</text:p>
          </table:table-cell>
          <table:table-cell office:value-type="float" office:value="1" calcext:value-type="float">
            <text:p>1</text:p>
          </table:table-cell>
          <table:table-cell table:formula="of:=[.F47]*[.$B$6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diodes-inc/ap2210n-3-3trg1/ldo-fixed-3-3v-0-3a-40-to-85deg/dp/3257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31850K</text:p>
          </table:table-cell>
          <table:table-cell office:value-type="string" calcext:value-type="string">
            <text:p>package_tdfn_rl:tdfn_10_ep</text:p>
          </table:table-cell>
          <table:table-cell office:value-type="string" calcext:value-type="string">
            <text:p>https://www.torexsemi.com/file/xc6206/XC6206.pdf</text:p>
          </table:table-cell>
          <table:table-cell office:value-type="string" calcext:value-type="string">
            <text:p>Maxim Integrated</text:p>
          </table:table-cell>
          <table:table-cell office:value-type="float" office:value="1" calcext:value-type="float">
            <text:p>1</text:p>
          </table:table-cell>
          <table:table-cell table:formula="of:=[.F48]*[.$B$62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m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TPS26600</text:p>
          </table:table-cell>
          <table:table-cell office:value-type="string" calcext:value-type="string">
            <text:p>package_htssop_rl:htssop_16_6.6mm×5.1mm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formula="of:=[.F49]*[.$B$6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bes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50]*[.$B$62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51]*[.$B$62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3/krimpovaci-koncovky-a-trubicky/bm-group/bm-00603/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Black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52]*[.$B$62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4/krimpovaci-koncovky-a-trubicky/bm-group/bm-00604/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Yellow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53]*[.$B$62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2/krimpovaci-koncovky-a-trubicky/bm-group/bm-00602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r</text:p>
          </table:table-cell>
          <table:table-cell table:style-name="Default" office:value-type="string" calcext:value-type="string">
            <text:p>HP-15</text:p>
          </table:table-cell>
          <table:table-cell table:number-columns-repeated="2"/>
          <table:table-cell table:style-name="Default" office:value-type="string" calcext:value-type="string">
            <text:p>Fix@Fasten</text:p>
          </table:table-cell>
          <table:table-cell office:value-type="float" office:value="4" calcext:value-type="float">
            <text:p>4</text:p>
          </table:table-cell>
          <table:table-cell table:formula="of:=[.F54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hp-15/distancni-sloupky-plastove/fix-fasten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pan text:style-name="T1">M3 × 6 mm</text:span>  screw</text:p>
          </table:table-cell>
          <table:table-cell table:number-columns-repeated="2"/>
          <table:table-cell office:value-type="string" calcext:value-type="string">
            <text:p>https://www.bossard.com/eshop/cz-cs/srouby-a-svorniky-s-vnitrnim-tvarem-pro-utahovani/srouby-s-cockovou-hlavou-s-krizovou-drazkou-phillips-typ-h/p/384/?selected-article=1154249</text:p>
          </table:table-cell>
          <table:table-cell office:value-type="string" calcext:value-type="string">
            <text:p>Bossard</text:p>
          </table:table-cell>
          <table:table-cell office:value-type="float" office:value="16" calcext:value-type="float">
            <text:p>16</text:p>
          </table:table-cell>
          <table:table-cell table:formula="of:=[.F55]*[.$B$62]" office:value-type="float" office:value="48" calcext:value-type="float">
            <text:p>48</text:p>
          </table:table-cell>
          <table:table-cell office:value-type="string" calcext:value-type="string">
            <text:p>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https://www.tme.eu/cz/details/b3x6_bn384/srouby/bossard/1154249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LCD I2C 20 × 4, v2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56]*[.$B$62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laskakit.cz/20x4-lcd-displej-2004-modry-i2c-prevodnik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umpers</text:p>
          </table:table-cell>
          <table:table-cell table:style-name="ce12" office:value-type="string" calcext:value-type="string">
            <text:p>JUMPER-G</text:p>
          </table:table-cell>
          <table:table-cell/>
          <table:table-cell office:value-type="string" calcext:value-type="string">
            <text:p>https://ninigi.com/cz/cz/product/ninigi/konektory-hrebinky/jumper-g/112937/</text:p>
          </table:table-cell>
          <table:table-cell office:value-type="string" calcext:value-type="string">
            <text:p>Ninigi</text:p>
          </table:table-cell>
          <table:table-cell office:value-type="float" office:value="4" calcext:value-type="float">
            <text:p>4</text:p>
          </table:table-cell>
          <table:table-cell table:formula="of:=[.F57]*[.$B$6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tme.eu/cz/details/jumper-g/konektory-hrebinky/ninigi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pan text:style-name="T1">Insert M3 × </text:span>5.5 mm</text:p>
          </table:table-cell>
          <table:table-cell table:style-name="ce12" office:value-type="float" office:value="1386743" calcext:value-type="float">
            <text:p>1386743</text:p>
          </table:table-cell>
          <table:table-cell/>
          <table:table-cell office:value-type="string" calcext:value-type="string">
            <text:p>https://www.bossard.com/eshop/cz-cs/lisovaci-zavitove-vlozky/lisovaci-zavitove-vlozky-do-termoplastu-a-termosetu/p/1054/?selected-article=1386743</text:p>
          </table:table-cell>
          <table:table-cell office:value-type="string" calcext:value-type="string">
            <text:p>Bossard</text:p>
          </table:table-cell>
          <table:table-cell office:value-type="float" office:value="7" calcext:value-type="float">
            <text:p>7</text:p>
          </table:table-cell>
          <table:table-cell table:formula="of:=[.F58]*[.$B$62]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tme.eu/cz/details/b3_bn1054/zavitove-vlozky/bossard/1386743/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unt of PCB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3:40:32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9T20:25:44.666000000</meta:creation-date>
    <dc:date>2022-03-31T14:50:03.272000000</dc:date>
    <meta:editing-duration>PT10H52M7S</meta:editing-duration>
    <meta:editing-cycles>54</meta:editing-cycles>
    <meta:generator>LibreOffice/6.4.5.2$Windows_X86_64 LibreOffice_project/a726b36747cf2001e06b58ad5db1aa3a9a1872d6</meta:generator>
    <meta:document-statistic meta:table-count="1" meta:cell-count="526" meta:object-count="0"/>
  </office:meta>
</office:document-meta>
</file>